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font-name="Times New Roman1" style:text-underline-style="none"/>
    </style:style>
    <style:style style:name="T5" style:family="text">
      <style:text-properties style:font-name="Times New Roman" style:text-underline-style="none"/>
    </style:style>
    <style:style style:name="T6" style:family="text">
      <style:text-properties style:font-name="Times New Roman" style:text-underline-style="solid" style:text-underline-width="auto" style:text-underline-color="font-color"/>
    </style:style>
    <style:style style:name="T7" style:family="text">
      <style:text-properties style:text-line-through-style="solid" style:font-name="Times New Roman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9FF2_4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9, FF 2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11</text:p>
      <text:p text:style-name="P2">Number of Sheets<text:tab/><text:tab/><text:tab/><text:tab/>4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Front Cover]</text:p>
      <text:p text:style-name="P6">On Noah/</text:p>
      <text:p text:style-name="P6">This lecture was improved upon/ in the course of delivery/ [Hebrew]/</text:p>
      <text:p text:style-name="P6"/>
      <text:p text:style-name="P6">[Page 1]</text:p>
      <text:p text:style-name="P6">[Hebrew] <text:s/>"Noah walked with God"; so/ reads the opening sentence of to day's section of/ the Pentateuch. <text:s/>Brethren. <text:s/>There are gradations/ in virtues, as there are gradations in vice. <text:s/>Few/ have ever attained a state of perfection, but rare,/ exceedingly rare, thank God, are the instances of a/ universal, irremediable depravity. <text:s/>We may/ meet persons whose uncontrollable temper is a/ bone that turns into gall the sweetest of human/ associations, but who nevertheless possess genero-/-sity as a redeeming quality. <text:s/>Others may be/ niggardly, yet of a gentle disposition. <text:s/>Some,/ again, show rudeness in their behavior and greed/ in their dealings with the world, but are not/ inaccessible to the appeals of humanity. <text:s/>Exception-/-ally vile are they who evince haughtiness, avarice/ and cruelty withal. <text:s/>Now conversely: we/ may find man anxious to be governed by the rules/ of morality, but who need constant watching/ so as to be held within the lines of probity; others/ have set up a lofty standard of integrity,/</text:p>
      <text:p text:style-name="P6"/>
      <text:p text:style-name="P6">[Page 2]</text:p>
      <text:p text:style-name="P6">which they keep always in sight, as a/ beacon light, and there are a few who have drawn/ so near to perfection, that their lives may serve/ as models and examples./</text:p>
      <text:p text:style-name="P6">The Rabbis illustrate this variety of characters/ in one of their legends, by picturing a father who/ has <text:soft-page-break/>three sons of different ages. <text:s/>He trusts the/ oldest implicitly, for he knows the high minded-/-ness of his first born, the noble manliness he gained/ by long and deep reflections. <text:s/>"Go forth" he tells the/ child in whose integrity he confides: "Go forth and/ herald the principles of uprightness which thou/ hast learned well". <text:s/>The younger son, who/ has not been sufficiently schooled in experience,/ the father admonishes. <text:s/>He bids the youth to observe/ the parent as he moved on and follow his footsteps/. unswervedly. <text:s/>But the youngest and least ac-/-customed to overcome the difficulties which evil/ surroundings present, the parent keeps close by him,/ and does not allow to proceed alone [Hebrew]/ "Noah walked <text:span text:style-name="T2">with</text:span><text:span text:style-name="T3"> God." <text:s/>Noah is in the/ opinion of some of the Sages comparable to the/</text:span></text:p>
      <text:p text:style-name="P6"><text:span text:style-name="T3"/></text:p>
      <text:p text:style-name="P6"><text:span text:style-name="T3">[Page 3]</text:span></text:p>
      <text:p text:style-name="P6"><text:span text:style-name="T3">last named child. <text:s/>He lived at an exceptionally/ corrupt time. <text:s/>Society was thoroughly disorganized/ and the lowest passions run riot. <text:s/>Already one/ of his ancestors, bearing the same name as Noah's/ own parent--Lemech--had opened the way to that/ disorganization by abandoning the natural law,/ sanctioned in the very first pages of the Bible--/ Monogamy--, as it is written "Man will leave/ his father and his mother and cleave to his </text:span><text:span text:style-name="T2">wife</text:span><text:span text:style-name="T3">"/ <text:s/>By becoming a polygamist, Lemech forged the/ engines to undermine the foundations of domestic/ harmony, which is the main factor of social/ union. <text:s/>His address to Adah and Zillah, his/ two wives, though not clear in its sense, discloses/ at all events, a roughness of character, ill fitted/ to promote home happiness and the interests/ of the community at large. <text:s/>As we seek fur-/-ther, we learn from tradition how in the days of/ Enoch, idolatry had grown so rampant, that some/ who had remained faithful, proclaimed the name/ of the Lord, at public assemblies, in the vain effort/</text:span></text:p>
      <text:p text:style-name="P6"><text:span text:style-name="T3"/></text:p>
      <text:p text:style-name="P6"><text:span text:style-name="T3">[Page 4]</text:span></text:p>
      <text:p text:style-name="P6"><text:span text:style-name="T3">to reclaim sinners, and counteract a soul/ withering evil. <text:s/>We perceive likewise that Enoch,/ being righteous, was Providentially taken up to God,/ earlier than the usual term of life was in the pri-/-mitive ages, lest he be tainted with the almost/ universal depravity. <text:s/>I shall not venture/ an opinion on the passage, which tells us that/ Ben</text:span><text:span text:style-name="T4">é</text:span><text:span text:style-name="T5"> Hahdohim--translated "the sons of God"--/ became guilty of wantonness with </text:span><text:span text:style-name="T6">Benoth Haadam</text:span><text:span text:style-name="T5">/ --translated "the daughters of man". <text:s/>That sentence/ has given rise to so many clashing views, that/ I will not add to the number. <text:s/>I limit my-/-self to uttering my dissent from the mythologi-/-cal theory of fallen angels committing crimi-/nal acts, even though the idea is approved/ by a late critic of great renown--Francois Lever-/mant--who considers the story a floating/ oriental legend, which Holy Writ saw fit to/ perpetuate, to show that the Creator alone/ is free from carnal passions. <text:s/>Were I guided/ solely by my understanding of scriptural lan-/-guage, I would prefer to blieve[sic!] that </text:span><text:span text:style-name="T6">Bene Haelohim</text:span><text:span text:style-name="T5">/</text:span></text:p>
      <text:p text:style-name="P6"><text:span text:style-name="T5"/></text:p>
      <text:p text:style-name="P6"><text:span text:style-name="T5">[Page 5]</text:span></text:p>
      <text:p text:style-name="P6"><text:span text:style-name="T5">were a caste of men higher than the corrupt/ majority, but who finally sunk low, by suffering/ animal propensities to overpower their purer/ nature. <text:s/>But let the real meaning of that/ obscure passage be what it may, the context/ proves that a state of defiant revolt existed/ against the laws by which the Supreme Lord/ originally intended mankind to be guided./ <text:s/>"The whole earth was filled with violence [Hebrew],/ writes the inspired historian, and the word </text:span><text:span text:style-name="T6">Chamas</text:span><text:span text:style-name="T5">/ conveys a sense so broad that the English term/ "violence" represents it but faintly, </text:span><text:span text:style-name="T6">Chamas</text:span><text:span text:style-name="T5">, says/ a Talmudist supporting his assertion on Biblical/ authority, Chamas means idolatry, incest, murder,/ robbery [Hebrew]/ Could Noah move in that sink of vice and re-/main unpolluted? <text:s/>A disposition to righteous-/-ness was perhaps inherited, and I am far from/ undervaluing inborn qualities, though alas! so fre-/-quently neutralized by vicious associates. <text:s/>He/ had been given moreover, </text:span><text:span text:style-name="T7">an</text:span><text:span text:style-name="T5"> a name which/</text:span></text:p>
      <text:p text:style-name="P6"><text:span text:style-name="T5"/></text:p>
      <text:p text:style-name="P6"><text:span text:style-name="T5">[Page 6]</text:span></text:p>
      <text:p text:style-name="P6"><text:span text:style-name="T5">was to be a reminder of his filial duty,/ to comfort and assist his hard driven parents, who/ tilled an </text:span><text:soft-page-break/><text:span text:style-name="T5">ungracious soil [Hebrew] should afford [Hebrew]/ rest, [Hebrew] consolation. <text:s/>Still an outward pres-/-sure was forcing every one down into a moral preci-/-pice. <text:s/>Could he grapple with such influences,/ and hold himself aloft? <text:s/>God beheld the im-/-pending danger, the extreme difficulty to overcome/ it simply by an inherent force of character and/ He providentially came to the rescue. <text:s/>[Hebrew]/ [Hebrew] "Noah walked with God." <text:s/>In the/ Rabbinical legend, Noah represents the young-/-est child, keeping close by the side of his father/ for fear of being led away. <text:s/>The Dweller in heaven/ beckoned him near, as it were, to deliver a righteously/ inclined man from a fearful peril [Hebrew]/ He who seeks his own purification, obtains a celestial/ assistance, write the Talmudists. <text:s/>Noah did not/ rise spontaneously to that towering height which/ makes one a crowned chief, yet placed on a level/ with </text:span><text:span text:style-name="T7">with</text:span><text:span text:style-name="T5"> his contemporaries, he stood head and/ shoulders above all. <text:s/>He was in reality/</text:span></text:p>
      <text:p text:style-name="P6"><text:span text:style-name="T5"/></text:p>
      <text:p text:style-name="P6"><text:span text:style-name="T5">[Page 7]</text:span></text:p>
      <text:p text:style-name="P6"><text:span text:style-name="T5">what some of the Talmudists liken him/ to. <text:s/>[Hebrew]/ a chest of perfume, which emits a grateful/ odor, even among decaying matter. <text:s/>Hence/ the merit of having experienced an unequalled[sic!] sal-/-vation. <text:s/>"The Lord said to Noah, enter thou and/ all thy household into the ark, for thee have/ I seen righteous in my presence in </text:span><text:span text:style-name="T6">this</text:span><text:span text:style-name="T5"> ge-/-neration." <text:s/>Hence likewise the merit of having/ become in the hands of Providence the means/ of reconstructing humanity on a firmer basis--/ with a less hardy body, but stronger spirit, with/ a shorter existence but a broader intelligence./ <text:s/>Still an agency more sublime than that of Noah/ was employed by the Eternal to urge mankind/ onward and upward in the march of spirituality./ <text:s/>In the Rabbinical legend, which I quoted,/ the oldest son on whom his parent implicitly/ relied and whom he put forth on a mission,/ typifies the illustrious exile of Ur Chasdim/ Abraham was greater than his great predecessor./ <text:s/>The One God he discovered by a profound searching/</text:span></text:p>
      <text:p text:style-name="P6"><text:span text:style-name="T5"/></text:p>
      <text:p text:style-name="P6"><text:span text:style-name="T5">[Page 8]</text:span></text:p>
      <text:p text:style-name="P6"><text:span text:style-name="T5">into nature proclaimed it to the world, when/ He said [Hebrew] "Walk </text:span><text:span text:style-name="T6">before</text:span><text:span text:style-name="T5"> me and/ be perfect"; or to put it in the language of the/ sages [Hebrew],/ instead of displaying the divine light thou possess-/est simply in a narrow spot, go and let it shine/ further and wider./</text:span></text:p>
      <text:p text:style-name="P6"><text:span text:style-name="T5">None who have studied the history of civilization/ with an unbiased mind, can fail to admit/ that to the founder of the Hebrew race belongs/ the glory of having known and promulgated the/ truth, on which are being remitted now the mental looks/ of the intelligent of all races, still the love/ of novelty has raised bold deniers. <text:s/>It is pain-/-ful to those who will not swear by a modern/ school, to hear critics and their credulous disci-/-ples contend that the belief in One Universal/ God is the product of an evolutionary unfolding/ of the intellect at a much later age than that/ of our patriarch. <text:s/>And this is confidently de-/clared, in the face of such expressions as/</text:span></text:p>
      <text:p text:style-name="P6"><text:span text:style-name="T5"/></text:p>
      <text:p text:style-name="P6"><text:span text:style-name="T5">[Page 9]</text:span></text:p>
      <text:p text:style-name="P6"><text:span text:style-name="T5">ingeniously fell from the lips of Abraham./ <text:s/>"Adonai El Ehim, the owner of heaven and earth," and/ again: "Adona</text:span><text:span text:style-name="T4">ï</text:span><text:span text:style-name="T5"> the God of the heavens and of the/ earth". <text:s/>But what more convincing proof of the/ universality of the God to whom Abraham erected/ altars in the sight of gentilism can be adduced,/ than the patriarch's intercession in behalf of/ the people of Sodom, who were </text:span><text:span text:style-name="T7">we</text:span><text:span text:style-name="T5"> strangers to him,/ in these terms "shall the Judge of </text:span><text:span text:style-name="T6">all the earth</text:span><text:span text:style-name="T5"> not/ do justice!" <text:s/>However, I must not/ wander from the main subject, even in defense of/ a principle night to my heart. <text:s/>Brethren. <text:s/>To carry/ out the Talmudical legend, I have tried to show the/ comparative estimate made of the man signally/ saved by the Lord, and the man chosen for the apo-/-stleship of the all saving Lord. <text:s/>The former mo-/-ving in a sphere of moral darkness, stood--child like,/ in need of the interposition of a higher power to hold/ him up; the latter illumined by the verities he/ had discovered, proceeded steadfastly as the forerunner/ of celestial promises. <text:s/>"In thee all the families of/ the earth shall be blessed"./</text:span></text:p>
      <text:p text:style-name="P6"><text:span text:style-name="T5"/></text:p>
      <text:p text:style-name="P6"><text:span text:style-name="T5">[Page 10]</text:span></text:p>
      <text:p text:style-name="P6"><text:soft-page-break/><text:span text:style-name="T5">But the legend speaks also of a son whom/ his father bid follow believed, watch the parental/ footprints and take similar steps. <text:s/>And since/ I must address this morning a lad whom I wish to/ hail hereafter as an adherent of the teachings/ of Judaism, I will say: My young brother, the/ parent whose ways a Jewish child must copy/ is the Supreme Being whom we daily acknowledge/ as the only God, and or whose Law you have just/ pronounced a confessional benediction. <text:s/>Moses so/ commanded our ancestors when he wrote [Hebrew]/ [Hebrew] "Ye shall walk </text:span><text:span text:style-name="T6">after</text:span><text:span text:style-name="T5"> the Lord your God",/ which the Rabbis interpret thus [Hebrew]/ [Hebrew]. <text:s/>You must imitate the/ forbearance, the forgiveness, the loving kindness of/ the Almighty. <text:s/>Can I add aught to that instruct-/-ion given you by the archprophet and the sages of/ your people? <text:s/>On this sabbath you enter a new/ stage of religious existence. <text:s/>Determine in your/ mind to pursue a course that will distinguish/ you as a Jew without guile; and as a man/</text:span></text:p>
      <text:p text:style-name="P6"><text:span text:style-name="T5"/></text:p>
      <text:p text:style-name="P6"><text:span text:style-name="T5">[Page 11]</text:span></text:p>
      <text:p text:style-name="P6"><text:span text:style-name="T5">adorned with the admirable virtues I have/ named. <text:s/>The heavenly Father you shall have/ followed, will turn towards you with radiant/ smiles, and His approval will bring joys lasting/ and ever sweeter./</text:span></text:p>
      <text:p text:style-name="P6"><text:span text:style-name="T5"><text:tab/>The address to the Bar Mitzvah was continued at length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4-04T14:54:20.78</meta:creation-date>
    <meta:document-statistic meta:table-count="0" meta:image-count="0" meta:object-count="0" meta:page-count="5" meta:paragraph-count="88" meta:word-count="1941" meta:character-count="11916"/>
    <dc:date>2012-04-04T15:51:49.60</dc:date>
    <dc:creator>Penn Libraries</dc:creator>
    <meta:editing-duration>PT00H09M17S</meta:editing-duration>
    <meta:editing-cycles>1</meta:editing-cycles>
    <meta:generator>OpenOffice.org/3.2$Win32 OpenOffice.org_project/320m12$Build-9483</meta:generator>
  </office:meta>
</office:document-meta>
</file>